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77d1" officeooo:paragraph-rsid="000877d1"/>
    </style:style>
    <style:style style:name="P2" style:family="paragraph" style:parent-style-name="Standard">
      <style:text-properties officeooo:rsid="0009fa26" officeooo:paragraph-rsid="0009fa26"/>
    </style:style>
    <style:style style:name="P3" style:family="paragraph" style:parent-style-name="Standard">
      <style:text-properties officeooo:rsid="000caf93" officeooo:paragraph-rsid="000caf93"/>
    </style:style>
    <style:style style:name="P4" style:family="paragraph" style:parent-style-name="Standard">
      <style:text-properties style:text-underline-style="solid" style:text-underline-width="auto" style:text-underline-color="font-color" fo:font-weight="bold" officeooo:rsid="0009fa26" officeooo:paragraph-rsid="0009fa26" style:font-weight-asian="bold" style:font-weight-complex="bold"/>
    </style:style>
    <style:style style:name="P5" style:family="paragraph" style:parent-style-name="Standard" style:master-page-name="">
      <style:paragraph-properties fo:text-align="center" style:justify-single-word="false" style:page-number="auto" fo:padding="0.049cm" fo:border="0.06pt solid #000000" style:shadow="none"/>
      <style:text-properties officeooo:rsid="000877d1" officeooo:paragraph-rsid="000877d1"/>
    </style:style>
    <style:style style:name="P6" style:family="paragraph" style:parent-style-name="Standard">
      <style:paragraph-properties fo:padding="0.049cm" fo:border="0.06pt solid #000000" style:shadow="none"/>
      <style:text-properties officeooo:rsid="000877d1" officeooo:paragraph-rsid="000877d1"/>
    </style:style>
    <style:style style:name="P7" style:family="paragraph" style:parent-style-name="Standard">
      <style:paragraph-properties fo:padding="0.049cm" fo:border="0.06pt solid #000000" style:shadow="none"/>
      <style:text-properties style:text-underline-style="solid" style:text-underline-width="auto" style:text-underline-color="font-color" fo:font-weight="bold" officeooo:rsid="000877d1" officeooo:paragraph-rsid="000877d1" style:font-weight-asian="bold" style:font-weight-complex="bold"/>
    </style:style>
    <style:style style:name="T1" style:family="text">
      <style:text-properties officeooo:rsid="0009fa26"/>
    </style:style>
    <style:style style:name="T2" style:family="text">
      <style:text-properties officeooo:rsid="000caf93"/>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0d3246"/>
    </style:style>
    <style:style style:name="T6" style:family="text">
      <style:text-properties officeooo:rsid="000e40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P Développement Java</text:p>
      <text:p text:style-name="P1"/>
      <text:p text:style-name="P6"><text:span text:style-name="T4">Travail à réaliser :</text:span> </text:p>
      <text:p text:style-name="P6"><text:tab/>Vous aurez à réaliser les différents programmes en langage Java et livrer, en fin de séance, un ensemble de scripts correspondant le code de chacun des exercices, testé et fonctionnels, de manière à ce que je puisse les exécuter sans avoir à y apporter de modification.</text:p>
      <text:p text:style-name="P6"/>
      <text:p text:style-name="P7">Sources et support :</text:p>
      <text:p text:style-name="P6"><text:tab/>Vous disposez de tous les cours et les supports de cours, même ce<text:span text:style-name="T6">ux</text:span> que vous trouverez sur Internet.</text:p>
      <text:p text:style-name="P6"/>
      <text:p text:style-name="P7">Critère de notation :</text:p>
      <text:p text:style-name="P6"><text:tab/>Vous serez évalués sur <text:span text:style-name="T1">l</text:span>a pertinence du code et la réalisation des exercices. Les commentaires et les éléments de distinction de la structure sont les bienvenus. Une partie de l'évaluation portera sur la "logique" du développement réalisé. </text:p>
      <text:p text:style-name="P1"/>
      <text:p text:style-name="P4">Exercice 1 :</text:p>
      <text:p text:style-name="P2"><text:tab/>Terminer le traitement commencé sur l'implémentation du tri à bulles mais sur le tableau suivant {17, 32, 13, 7, 6, 47, 52, 6, 18, <text:span text:style-name="T5">14, 52, 65, 115, 21, 582, 1245, 512, 12, 54</text:span>}</text:p>
      <text:p text:style-name="P2"><text:tab/>Vous ajouterez la possibilité de chronométrer le temps d'exécution du traitement qui sera indiqué en fin de réalisation par un temps noté en millisecondes.</text:p>
      <text:p text:style-name="P2"/>
      <text:p text:style-name="P4">Exercice 2 :</text:p>
      <text:p text:style-name="P2"><text:tab/>Ecrire un programme qui permettra de construire un tableau contenant le prénom de tous les élèves de la classe BTS SIO 2 et effectuera le tri de ces information par taille du prénom croissante.</text:p>
      <text:p text:style-name="P2"/>
      <text:p text:style-name="P2"><text:span text:style-name="T4">Exercice 3 :</text:span> </text:p>
      <text:p text:style-name="P2"><text:tab/>En uilisant l'objet Scanner (permettant de saisir une informations pour l'utiliser dans une variable de votre porgramme), vous écrirez un programme qui permettra de remplir un tableau contenant les n premiers nombres premiers, n étant le nombre saisi auparavant dans l'exécution de ce programme.</text:p>
      <text:p text:style-name="P2"/>
      <text:p text:style-name="P2"><text:span text:style-name="T4">Exercice 4 :</text:span> </text:p>
      <text:p text:style-name="P2"><text:tab/>Ecrire un programme qui demande un nombre compris en 10 et 20, jusqu'à ce la réponse vous convienne. Si la réponse est supérieure à la valeur recherchée, renvoyer "Plus petit" et attendre une nouvelle saisie, si la réponse est inférieure à la valeur recherchée, renvoyer "plus grand". Lorsque la réponse est trouvée, afficher le nombre de tentatives.</text:p>
      <text:p text:style-name="P2"/>
      <text:p text:style-name="P4">Exercice 5 :</text:p>
      <text:p text:style-name="P2"><text:tab/>Ecrire un programme qui permet de saisir un nombre et d'en calculer la factorielle :</text:p>
      <text:p text:style-name="P2"><text:tab/>Exemple : Factorielle de 8 (notée 8!) = 1x2x3x4x5x6x7x8</text:p>
      <text:p text:style-name="P2"/>
      <text:p text:style-name="P4">Exercice 6 :</text:p>
      <text:p text:style-name="P2"><text:tab/>Saurez vous construire la version récursive du programme de l'exercice précédent ?</text:p>
      <text:p text:style-name="P2"><text:tab/>Pour information, Factorielle est une suite telle que : f(i) = f(i-1) x i tant que i &gt; <text:span text:style-name="T2">1</text:span></text:p>
      <text:p text:style-name="P2"/>
      <text:p text:style-name="P3"><text:span text:style-name="T4">Exercice 7 :</text:span> </text:p>
      <text:p text:style-name="P3"><text:tab/>Ecrire un tableau qui permettra de remplir un tableau, de manière totalement aléatoire, en définissant un nombre de cellules aléatoire (compris entre 0 et 10000) et un contenu de cellules aléatoire.</text:p>
      <text:p text:style-name="P3">Ce programme devra effectuer le tri du contenu de ce tableau en utilisant le programme de l'exercice 1 et devra ensuite, vous demander de saisir une valeur entre 0 et 1000000 et vous indiquer <text:soft-page-break/>si cette valeur existe dans le tableau tout en vous indiquant à quel indice la cellule se trouve.</text:p>
      <text:p text:style-name="P3">Si la valeur n'a pas été trouvée, votre programme doit vous indiquer la cellule et la valeur la plus proche de la valeur recherch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GILLET</meta:initial-creator>
    <meta:creation-date>2014-11-09T23:01:35.992136810</meta:creation-date>
    <dc:date>2014-11-09T23:28:26.696307716</dc:date>
    <dc:creator>Michel GILLET</dc:creator>
    <meta:editing-duration>PT11M48S</meta:editing-duration>
    <meta:editing-cycles>5</meta:editing-cycles>
    <meta:generator>LibreOffice/4.3.3.2$Linux_X86_64 LibreOffice_project/430m0$Build-2</meta:generator>
    <meta:document-statistic meta:table-count="0" meta:image-count="0" meta:object-count="0" meta:page-count="2" meta:paragraph-count="26" meta:word-count="492" meta:character-count="2888" meta:non-whitespace-character-count="2404"/>
  </office:meta>
</office:document-meta>
</file>